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b5d" officeooo:paragraph-rsid="0006db5d"/>
    </style:style>
    <style:style style:name="P2" style:family="paragraph" style:parent-style-name="Standard">
      <style:text-properties officeooo:rsid="0006db5d" officeooo:paragraph-rsid="0008a1f1"/>
    </style:style>
    <style:style style:name="P3" style:family="paragraph" style:parent-style-name="Standard">
      <style:text-properties fo:font-size="13pt" style:text-underline-style="none" fo:font-weight="normal" officeooo:rsid="0006db5d" officeooo:paragraph-rsid="0006db5d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06db5d" officeooo:paragraph-rsid="0008a1f1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08a1f1" officeooo:paragraph-rsid="0008a1f1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officeooo:paragraph-rsid="0006db5d"/>
    </style:style>
    <style:style style:name="P7" style:family="paragraph" style:parent-style-name="Standard">
      <style:text-properties fo:font-size="12pt" style:text-underline-style="none" fo:font-weight="normal" officeooo:rsid="0008a1f1" officeooo:paragraph-rsid="0008a1f1" style:font-size-asian="10.5pt" style:font-weight-asian="normal" style:font-size-complex="12pt" style:font-weight-complex="normal"/>
    </style:style>
    <style:style style:name="P8" style:family="paragraph" style:parent-style-name="Table_20_Contents">
      <style:text-properties fo:font-size="13pt" style:font-size-asian="11.3500003814697pt" style:font-size-complex="13pt"/>
    </style:style>
    <style:style style:name="P9" style:family="paragraph" style:parent-style-name="Table_20_Contents">
      <style:text-properties fo:font-size="13pt" officeooo:rsid="0008a1f1" officeooo:paragraph-rsid="0008a1f1" style:font-size-asian="11.3500003814697pt" style:font-size-complex="13pt"/>
    </style:style>
    <style:style style:name="P10" style:family="paragraph" style:parent-style-name="Standard">
      <style:text-properties fo:font-size="12pt" style:text-underline-style="none" fo:font-weight="normal" officeooo:rsid="0008a1f1" officeooo:paragraph-rsid="0008a1f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6db5d" officeooo:paragraph-rsid="0008a1f1" style:font-size-asian="18pt" style:font-weight-asian="bold" style:font-size-complex="18pt" style:font-weight-complex="bold"/>
    </style:style>
    <style:style style:name="T1" style:family="text">
      <style:text-properties fo:font-size="13pt" style:text-underline-style="none" fo:font-weight="normal" officeooo:rsid="0006db5d" style:font-size-asian="11.3500003814697pt" style:font-weight-asian="normal" style:font-size-complex="13pt" style:font-weight-complex="normal"/>
    </style:style>
    <style:style style:name="T2" style:family="text">
      <style:text-properties fo:font-size="13pt" style:text-underline-style="none" fo:font-weight="normal" officeooo:rsid="0007acbf" style:font-size-asian="11.3500003814697pt" style:font-weight-asian="normal" style:font-size-complex="13pt" style:font-weight-complex="normal"/>
    </style:style>
    <style:style style:name="T3" style:family="text">
      <style:text-properties officeooo:rsid="0007ac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liaj Adrian</text:p>
      <text:p text:style-name="P7">Benhachani Mohamed</text:p>
      <text:p text:style-name="P7">Drame Arouna</text:p>
      <text:p text:style-name="P7">Kustul Kudret</text:p>
      <text:p text:style-name="P2"><text:tab/><text:tab/><text:tab/><text:tab/><text:tab/><text:tab/></text:p>
      <text:p text:style-name="P2"/>
      <text:p text:style-name="P2"/>
      <text:p text:style-name="P11">Rapport de tests</text:p>
      <text:p text:style-name="P1"/>
      <text:p text:style-name="P3"/>
      <text:p text:style-name="P3"/>
      <text:p text:style-name="P3"/>
      <text:p text:style-name="P3"/>
      <text:p text:style-name="P3">Pour vérifier la validité du logiciel nous avons tester toutes les fonction avec :</text:p>
      <text:p text:style-name="P3"><text:tab/><text:span text:style-name="T3">(A+B , A-B ,A*B , A^t,A²)</text:span></text:p>
      <text:p text:style-name="P3"><text:tab/>Matrice A: nombre de lignes 1000,nombres de colonnes 1000 , densité 0,0001</text:p>
      <text:p text:style-name="P3"><text:tab/>Matrice B: nombre de lignes 1000,nombres de colonnes 1000 , densité 0,0001</text:p>
      <text:p text:style-name="P3"/>
      <text:p text:style-name="P3"><text:tab/>Matrice A: nombre de lignes 10000,nombres de colonnes 10000 , densité 0,000001</text:p>
      <text:p text:style-name="P3"><text:tab/>Matrice B: nombre de lignes 10000,nombres de colonnes 10000 , densité 0,000001</text:p>
      <text:p text:style-name="P3"/>
      <text:p text:style-name="P3"><text:tab/><text:span text:style-name="T3">et une grande expressions ou l'on utilise l’opérateur # (en plus):</text:span></text:p>
      <text:p text:style-name="P6"><text:span text:style-name="T1"><text:tab/>« (((((A+B)#A)*B)*(1+2*3^4/18+5*7+9+21*3/7+9*3²</text:span><text:span text:style-name="T2">-5-2-5²*2/5+1))^2)^t» </text:span></text:p>
      <text:p text:style-name="P3"><text:tab/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9">Nombre d’appels</text:p>
          </table:table-cell>
          <table:table-cell table:style-name="Tableau1.C1" office:value-type="string">
            <text:p text:style-name="P9">Temps(en seconde)</text:p>
          </table:table-cell>
        </table:table-row>
        <table:table-row>
          <table:table-cell table:style-name="Tableau1.A2" office:value-type="string">
            <text:p text:style-name="P4">Transposé</text:p>
          </table:table-cell>
          <table:table-cell table:style-name="Tableau1.A2" office:value-type="string">
            <text:p text:style-name="P9">4</text:p>
          </table:table-cell>
          <table:table-cell table:style-name="Tableau1.C2" office:value-type="string">
            <text:p text:style-name="P9">0,0</text:p>
          </table:table-cell>
        </table:table-row>
        <table:table-row>
          <table:table-cell table:style-name="Tableau1.A2" office:value-type="string">
            <text:p text:style-name="P4">Plus</text:p>
          </table:table-cell>
          <table:table-cell table:style-name="Tableau1.A2" office:value-type="string">
            <text:p text:style-name="P9">4</text:p>
          </table:table-cell>
          <table:table-cell table:style-name="Tableau1.C2" office:value-type="string">
            <text:p text:style-name="P9">0,0</text:p>
          </table:table-cell>
        </table:table-row>
        <table:table-row>
          <table:table-cell table:style-name="Tableau1.A2" office:value-type="string">
            <text:p text:style-name="P4">Moins</text:p>
          </table:table-cell>
          <table:table-cell table:style-name="Tableau1.A2" office:value-type="string">
            <text:p text:style-name="P9">2</text:p>
          </table:table-cell>
          <table:table-cell table:style-name="Tableau1.C2" office:value-type="string">
            <text:p text:style-name="P9">0,0</text:p>
          </table:table-cell>
        </table:table-row>
        <table:table-row>
          <table:table-cell table:style-name="Tableau1.A2" office:value-type="string">
            <text:p text:style-name="P4">Produit</text:p>
          </table:table-cell>
          <table:table-cell table:style-name="Tableau1.A2" office:value-type="string">
            <text:p text:style-name="P9">6</text:p>
          </table:table-cell>
          <table:table-cell table:style-name="Tableau1.C2" office:value-type="string">
            <text:p text:style-name="P9">137,93</text:p>
          </table:table-cell>
        </table:table-row>
        <table:table-row>
          <table:table-cell table:style-name="Tableau1.A2" office:value-type="string">
            <text:p text:style-name="P4">Puissance</text:p>
          </table:table-cell>
          <table:table-cell table:style-name="Tableau1.A2" office:value-type="string">
            <text:p text:style-name="P9">2</text:p>
          </table:table-cell>
          <table:table-cell table:style-name="Tableau1.C2" office:value-type="string">
            <text:p text:style-name="P9">0,0</text:p>
          </table:table-cell>
        </table:table-row>
      </table:table>
      <text:p text:style-name="P3"/>
      <text:p text:style-name="P3"><text:tab/></text:p>
      <text:p text:style-name="P5">Nous avons préférez prendre des matrices carrés pour effectuer les tests car le programme mettrai beaucoup de temps pour trouver deux matrices compatibles de manières aléatoires</text:p>
      <text:p text:style-name="P5">nous avons donc utiliser deux matrice carrés deux tailles différentes et de densité différen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7:56:00.145914832</meta:creation-date>
    <dc:date>2016-05-20T16:54:25.534434374</dc:date>
    <meta:editing-duration>PT13M13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35" meta:word-count="157" meta:character-count="996" meta:non-whitespace-character-count="860"/>
  </office:meta>
</office:document-meta>
</file>